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541064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46" calcext:value-type="float">
            <text:p>17.46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38 kWh</text:p>
          </table:table-cell>
          <table:table-cell office:value-type="float" office:value="137.63" calcext:value-type="float">
            <text:p>137.63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1" calcext:value-type="float">
            <text:p>1</text:p>
          </table:table-cell>
          <table:table-cell office:value-type="float" office:value="-3.66" calcext:value-type="float">
            <text:p>-3.66</text:p>
          </table:table-cell>
          <table:table-cell office:value-type="float" office:value="-8.82" calcext:value-type="float">
            <text:p>-8.82</text:p>
          </table:table-cell>
          <table:table-cell office:value-type="float" office:value="-72.7" calcext:value-type="float">
            <text:p>-72.7</text:p>
          </table:table-cell>
          <table:table-cell office:value-type="string" calcext:value-type="string">
            <text:p>T-0</text:p>
          </table:table-cell>
          <table:table-cell office:value-type="float" office:value="100.99" calcext:value-type="float">
            <text:p>100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5" calcext:value-type="float">
            <text:p>13.55</text:p>
          </table:table-cell>
          <table:table-cell office:value-type="float" office:value="2.39" calcext:value-type="float">
            <text:p>2.39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2 kWh</text:p>
          </table:table-cell>
          <table:table-cell office:value-type="float" office:value="31.02" calcext:value-type="float">
            <text:p>31.02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0.47" calcext:value-type="float">
            <text:p>0.47</text:p>
          </table:table-cell>
          <table:table-cell office:value-type="float" office:value="-2.84" calcext:value-type="float">
            <text:p>-2.84</text:p>
          </table:table-cell>
          <table:table-cell office:value-type="float" office:value="-8.79" calcext:value-type="float">
            <text:p>-8.79</text:p>
          </table:table-cell>
          <table:table-cell office:value-type="float" office:value="-16.39" calcext:value-type="float">
            <text:p>-16.39</text:p>
          </table:table-cell>
          <table:table-cell office:value-type="string" calcext:value-type="string">
            <text:p>T-0</text:p>
          </table:table-cell>
          <table:table-cell office:value-type="float" office:value="49.38" calcext:value-type="float">
            <text:p>49.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3.31" calcext:value-type="float">
            <text:p>3.31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19 kWh</text:p>
          </table:table-cell>
          <table:table-cell office:value-type="float" office:value="639.56" calcext:value-type="float">
            <text:p>639.56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2-12-2017</text:p>
          </table:table-cell>
          <table:table-cell office:value-type="float" office:value="3.86" calcext:value-type="float">
            <text:p>3.86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337.81" calcext:value-type="float">
            <text:p>-337.81</text:p>
          </table:table-cell>
          <table:table-cell office:value-type="string" calcext:value-type="string">
            <text:p>T-0</text:p>
          </table:table-cell>
          <table:table-cell office:value-type="float" office:value="392.73" calcext:value-type="float">
            <text:p>392.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2.89" calcext:value-type="float">
            <text:p>2.89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21 kWh</text:p>
          </table:table-cell>
          <table:table-cell office:value-type="float" office:value="652.19" calcext:value-type="float">
            <text:p>652.19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3.91" calcext:value-type="float">
            <text:p>3.91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44.48" calcext:value-type="float">
            <text:p>-344.48</text:p>
          </table:table-cell>
          <table:table-cell office:value-type="string" calcext:value-type="string">
            <text:p>T-0</text:p>
          </table:table-cell>
          <table:table-cell office:value-type="float" office:value="397.97" calcext:value-type="float">
            <text:p>397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3.46" calcext:value-type="float">
            <text:p>3.46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35 kWh</text:p>
          </table:table-cell>
          <table:table-cell office:value-type="float" office:value="756.28" calcext:value-type="float">
            <text:p>756.28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4.4" calcext:value-type="float">
            <text:p>4.4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99.46" calcext:value-type="float">
            <text:p>-399.46</text:p>
          </table:table-cell>
          <table:table-cell office:value-type="string" calcext:value-type="string">
            <text:p>T-0</text:p>
          </table:table-cell>
          <table:table-cell office:value-type="float" office:value="447.81" calcext:value-type="float">
            <text:p>447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3.65" calcext:value-type="float">
            <text:p>3.65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35 kWh</text:p>
          </table:table-cell>
          <table:table-cell office:value-type="float" office:value="753.14" calcext:value-type="float">
            <text:p>753.14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4.38" calcext:value-type="float">
            <text:p>4.38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97.79" calcext:value-type="float">
            <text:p>-397.79</text:p>
          </table:table-cell>
          <table:table-cell office:value-type="string" calcext:value-type="string">
            <text:p>T-0</text:p>
          </table:table-cell>
          <table:table-cell office:value-type="float" office:value="446.17" calcext:value-type="float">
            <text:p>446.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7.19" calcext:value-type="float">
            <text:p>7.19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34 kWh</text:p>
          </table:table-cell>
          <table:table-cell office:value-type="float" office:value="742.6" calcext:value-type="float">
            <text:p>742.6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4.33" calcext:value-type="float">
            <text:p>4.33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392.23" calcext:value-type="float">
            <text:p>-392.23</text:p>
          </table:table-cell>
          <table:table-cell office:value-type="string" calcext:value-type="string">
            <text:p>T-0</text:p>
          </table:table-cell>
          <table:table-cell office:value-type="float" office:value="444.34" calcext:value-type="float">
            <text:p>444.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9.32" calcext:value-type="float">
            <text:p>9.32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41 kWh</text:p>
          </table:table-cell>
          <table:table-cell office:value-type="float" office:value="792.24" calcext:value-type="float">
            <text:p>792.24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4.56" calcext:value-type="float">
            <text:p>4.56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418.43" calcext:value-type="float">
            <text:p>-418.43</text:p>
          </table:table-cell>
          <table:table-cell office:value-type="string" calcext:value-type="string">
            <text:p>T-0</text:p>
          </table:table-cell>
          <table:table-cell office:value-type="float" office:value="469.8" calcext:value-type="float">
            <text:p>469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2.92" calcext:value-type="float">
            <text:p>2.9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162 kWh</text:p>
          </table:table-cell>
          <table:table-cell office:value-type="float" office:value="929.97" calcext:value-type="float">
            <text:p>929.97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10.92" calcext:value-type="float">
            <text:p>10.92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06.08" calcext:value-type="float">
            <text:p>1106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3.02" calcext:value-type="float">
            <text:p>3.02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165 kWh</text:p>
          </table:table-cell>
          <table:table-cell office:value-type="float" office:value="937.73" calcext:value-type="float">
            <text:p>937.73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14.22" calcext:value-type="float">
            <text:p>1114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41 kWh</text:p>
          </table:table-cell>
          <table:table-cell office:value-type="float" office:value="765.59" calcext:value-type="float">
            <text:p>765.59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4.43" calcext:value-type="float">
            <text:p>4.43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403.6" calcext:value-type="float">
            <text:p>-403.6</text:p>
          </table:table-cell>
          <table:table-cell office:value-type="string" calcext:value-type="string">
            <text:p>T-0</text:p>
          </table:table-cell>
          <table:table-cell office:value-type="float" office:value="447.53" calcext:value-type="float">
            <text:p>447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2.86" calcext:value-type="float">
            <text:p>2.86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46 kWh</text:p>
          </table:table-cell>
          <table:table-cell office:value-type="float" office:value="798.82" calcext:value-type="float">
            <text:p>798.82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4.58" calcext:value-type="float">
            <text:p>4.58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421.12" calcext:value-type="float">
            <text:p>-421.12</text:p>
          </table:table-cell>
          <table:table-cell office:value-type="string" calcext:value-type="string">
            <text:p>T-0</text:p>
          </table:table-cell>
          <table:table-cell office:value-type="float" office:value="465.92" calcext:value-type="float">
            <text:p>465.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.52" calcext:value-type="float">
            <text:p>74.52</text:p>
          </table:table-cell>
          <table:table-cell office:value-type="float" office:value="4.8" calcext:value-type="float">
            <text:p>4.8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134 kWh</text:p>
          </table:table-cell>
          <table:table-cell office:value-type="float" office:value="708.9" calcext:value-type="float">
            <text:p>708.9</text:p>
          </table:table-cell>
          <table:table-cell office:value-type="string" calcext:value-type="string">
            <text:p>13-01-2017</text:p>
          </table:table-cell>
          <table:table-cell office:value-type="string" calcext:value-type="string">
            <text:p>09-03-2017</text:p>
          </table:table-cell>
          <table:table-cell office:value-type="float" office:value="4.16" calcext:value-type="float">
            <text:p>4.16</text:p>
          </table:table-cell>
          <table:table-cell office:value-type="float" office:value="-14.32" calcext:value-type="float">
            <text:p>-14.32</text:p>
          </table:table-cell>
          <table:table-cell office:value-type="float" office:value="-9.26" calcext:value-type="float">
            <text:p>-9.26</text:p>
          </table:table-cell>
          <table:table-cell office:value-type="float" office:value="-373.7" calcext:value-type="float">
            <text:p>-373.7</text:p>
          </table:table-cell>
          <table:table-cell office:value-type="string" calcext:value-type="string">
            <text:p>T-0</text:p>
          </table:table-cell>
          <table:table-cell office:value-type="float" office:value="424.6" calcext:value-type="float">
            <text:p>424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50:50.878000000</meta:creation-date>
    <dc:date>2018-03-26T12:54:36.042000000</dc:date>
    <meta:editing-duration>PT3M45S</meta:editing-duration>
    <meta:editing-cycles>1</meta:editing-cycles>
    <meta:document-statistic meta:table-count="1" meta:cell-count="187" meta:object-count="0"/>
    <meta:generator>LibreOffice/5.3.4.2$Windows_x86 LibreOffice_project/f82d347ccc0be322489bf7da61d7e4ad13fe2ff3</meta:generator>
  </office:meta>
</office:document-meta>
</file>